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957in" fo:text-indent="-0.3335in" style:auto-text-indent="false">
        <style:tab-stops/>
      </style:paragraph-properties>
      <style:text-properties style:font-name="Courier 10 Pitch" fo:font-size="10pt" style:font-size-asian="10pt" style:font-size-complex="10pt"/>
    </style:style>
    <style:style style:name="P2" style:family="paragraph" style:parent-style-name="Standard">
      <style:paragraph-properties fo:margin-left="0in" fo:margin-right="-0.3957in" fo:text-indent="-0.3335in" style:auto-text-indent="false">
        <style:tab-stops/>
      </style:paragraph-properties>
      <style:text-properties style:font-name="Courier 10 Pitch" fo:font-size="10pt" style:font-size-asian="10pt" style:font-size-complex="10pt"/>
    </style:style>
    <style:style style:name="P3" style:family="paragraph" style:parent-style-name="Standard">
      <style:paragraph-properties fo:margin-left="0in" fo:margin-right="-0.3957in" fo:text-align="center" style:justify-single-word="false" fo:text-indent="-0.3335in" style:auto-text-indent="false">
        <style:tab-stops/>
      </style:paragraph-properties>
      <style:text-properties style:font-name="Courier 10 Pitch" fo:font-size="10pt" style:font-size-asian="10pt" style:font-size-complex="10pt"/>
    </style:style>
    <style:style style:name="P4" style:family="paragraph" style:parent-style-name="Standard">
      <style:paragraph-properties fo:margin-left="0in" fo:margin-right="-0.3957in" fo:text-align="center" style:justify-single-word="false" fo:text-indent="-0.3335in" style:auto-text-indent="false">
        <style:tab-stops/>
      </style:paragraph-properties>
      <style:text-properties style:font-name="Courier 10 Pitch" fo:font-size="24pt" style:font-size-asian="24pt" style:font-size-complex="24pt"/>
    </style:style>
    <style:style style:name="P5" style:family="paragraph" style:parent-style-name="Standard">
      <style:paragraph-properties fo:margin-left="0in" fo:margin-right="-0.3957in" fo:text-indent="-0.3335in" style:auto-text-indent="false" fo:break-before="page">
        <style:tab-stops/>
      </style:paragraph-properties>
      <style:text-properties style:font-name="Courier 10 Pitch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4">Richard Szeto</text:p>
      <text:p text:style-name="P4"/>
      <text:p text:style-name="P4">CS 260A</text:p>
      <text:p text:style-name="P4"/>
      <text:p text:style-name="P4">February 18, 2014</text:p>
      <text:p text:style-name="P4"/>
      <text:p text:style-name="P4">Asmt 01</text:p>
      <text:p text:style-name="P4"/>
      <text:p text:style-name="P4">rszeto</text:p>
      <text:p text:style-name="P5">#! /bin/bash</text:p>
      <text:p text:style-name="P1"># @author <text:s/>Richard Szeto</text:p>
      <text:p text:style-name="P1"># @course <text:s/>CS 260a</text:p>
      <text:p text:style-name="P1"># @time <text:s text:c="3"/>Tuesdays 6:10PM-10PM</text:p>
      <text:p text:style-name="P1"># @loginID rszeto</text:p>
      <text:p text:style-name="P1"/>
      <text:p text:style-name="P1">#####################################################################################</text:p>
      <text:p text:style-name="P1"># NAME <text:s text:c="77"/>#</text:p>
      <text:p text:style-name="P1"># <text:s text:c="6"/>maillist - create list of ccsf emails from users in classes by using CRN <text:s text:c="3"/>#</text:p>
      <text:p text:style-name="P1"># <text:s text:c="82"/>#</text:p>
      <text:p text:style-name="P1"># SYNOPSIS <text:s text:c="73"/>#</text:p>
      <text:p text:style-name="P1"># <text:s text:c="6"/>maillist [-q] CRN <text:s text:c="58"/>#</text:p>
      <text:p text:style-name="P1"># <text:s text:c="82"/>#</text:p>
      <text:p text:style-name="P1"># ASSUMPTION <text:s text:c="71"/>#</text:p>
      <text:p text:style-name="P1"># <text:s text:c="6"/>maillist is ran on a unix machine in hills.ccsf.edu <text:s text:c="24"/>#</text:p>
      <text:p text:style-name="P1"># <text:s text:c="82"/>#</text:p>
      <text:p text:style-name="P1"># DESCRIPTION <text:s text:c="70"/>#</text:p>
      <text:p text:style-name="P1"># <text:s text:c="6"/>maillist finds users in hills.ccsf.edu unix server with the corresponding <text:s text:c="2"/>#</text:p>
      <text:p text:style-name="P1"># <text:s text:c="6"/>CRN, and creates a list of ccsf emails based on the user's names and their <text:s/>#</text:p>
      <text:p text:style-name="P1"># <text:s text:c="6"/>status as a student or a faculty member. <text:s text:c="35"/>#</text:p>
      <text:p text:style-name="P1"># <text:s text:c="82"/>#</text:p>
      <text:p text:style-name="P1"># <text:s text:c="6"/>The list is created with the same name as the CRN and is created in the <text:s text:c="4"/>#</text:p>
      <text:p text:style-name="P1"># <text:s text:c="6"/>current working directory. The normal output is in the following <text:s text:c="11"/>#</text:p>
      <text:p text:style-name="P1"># <text:s text:c="6"/>sequence: number of students with the CRN this semester, the number of <text:s text:c="5"/>#</text:p>
      <text:p text:style-name="P1"># <text:s text:c="6"/>faculty with the same CRN, the group name of the corresponding CRN, the <text:s text:c="4"/>#</text:p>
      <text:p text:style-name="P1"># <text:s text:c="6"/>group ID of the group name, the contents of the list, and the absolute <text:s text:c="5"/>#</text:p>
      <text:p text:style-name="P1"># <text:s text:c="6"/>path of the location of the list. <text:s text:c="42"/>#</text:p>
      <text:p text:style-name="P1"># <text:s text:c="82"/>#</text:p>
      <text:p text:style-name="P1"># OPTIONS <text:s text:c="74"/>#</text:p>
      <text:p text:style-name="P1"># <text:s text:c="6"/>The -q option determines if maillist will print to standard output. If <text:s text:c="5"/>#</text:p>
      <text:p text:style-name="P1"># <text:s text:c="6"/>-q is not specified as an option, all errors and normal output will be <text:s text:c="5"/>#</text:p>
      <text:p text:style-name="P1"># <text:s text:c="6"/>displayed in standard output. If -q is specified as an option, any errors <text:s text:c="2"/>#</text:p>
      <text:p text:style-name="P1"># <text:s text:c="6"/>or normal output to standard output will not be displayed. <text:s text:c="17"/>#</text:p>
      <text:p text:style-name="P1"># <text:s text:c="82"/>#</text:p>
      <text:p text:style-name="P1"># <text:s text:c="6"/>-q <text:s text:c="73"/>#</text:p>
      <text:p text:style-name="P1"># <text:s text:c="10"/>Quiet; do not write anything to standard output. Error determination <text:s text:c="3"/>#</text:p>
      <text:p text:style-name="P1"># <text:s text:c="10"/>will be limited by the exit code. <text:s text:c="38"/>#</text:p>
      <text:p text:style-name="P1"># <text:s text:c="82"/>#</text:p>
      <text:p text:style-name="P1">#####################################################################################</text:p>
      <text:p text:style-name="P1"/>
      <text:p text:style-name="P1"># Setup default values</text:p>
      <text:p text:style-name="P1">quietopt=FALSE</text:p>
      <text:p text:style-name="P1">faculty=0</text:p>
      <text:p text:style-name="P1">student=0</text:p>
      <text:p text:style-name="P1"/>
      <text:p text:style-name="P1"># process command options</text:p>
      <text:p text:style-name="P1">if [ "$1" = -q ]</text:p>
      <text:p text:style-name="P1">then</text:p>
      <text:p text:style-name="P1"><text:s text:c="4"/>quietopt=TRUE</text:p>
      <text:p text:style-name="P1"><text:s text:c="4"/>shift 1</text:p>
      <text:p text:style-name="P1">fi</text:p>
      <text:p text:style-name="P1"/>
      <text:p text:style-name="P1"># process command arguments</text:p>
      <text:p text:style-name="P1">if [ $# -eq 1 ]</text:p>
      <text:p text:style-name="P1">then</text:p>
      <text:p text:style-name="P1"><text:s text:c="4"/>CRN="$1"</text:p>
      <text:p text:style-name="P1">else</text:p>
      <text:p text:style-name="P1"><text:s text:c="4"/>if [ "$quietopt" = FALSE ]</text:p>
      <text:p text:style-name="P1"><text:soft-page-break/><text:s text:c="4"/>then</text:p>
      <text:p text:style-name="P1"><text:s text:c="8"/>echo "Invalid argument" &gt;&amp;2</text:p>
      <text:p text:style-name="P1"><text:s text:c="8"/>echo "Usage: maillist [-q] CRN" &gt;&amp;2</text:p>
      <text:p text:style-name="P1"><text:s text:c="4"/>fi</text:p>
      <text:p text:style-name="P1"><text:s text:c="4"/>exit 1</text:p>
      <text:p text:style-name="P1">fi</text:p>
      <text:p text:style-name="P1"/>
      <text:p text:style-name="P1">groupname="c$CRN"</text:p>
      <text:p text:style-name="P1"/>
      <text:p text:style-name="P1"># check if /etc/group is readable before proceeding</text:p>
      <text:p text:style-name="P1">if [ ! -r /etc/group ]</text:p>
      <text:p text:style-name="P1">then</text:p>
      <text:p text:style-name="P1"><text:s text:c="4"/>if [ "$quietopt" = FALSE ]</text:p>
      <text:p text:style-name="P1"><text:s text:c="4"/>then</text:p>
      <text:p text:style-name="P1"><text:s text:c="8"/>echo "Cannot read /etc/group: Permission Denied" &gt;&amp;2</text:p>
      <text:p text:style-name="P1"><text:s text:c="4"/>fi</text:p>
      <text:p text:style-name="P1"><text:s text:c="4"/>exit 2</text:p>
      <text:p text:style-name="P1">fi</text:p>
      <text:p text:style-name="P1"/>
      <text:p text:style-name="P1">groupid="$(grep "^$groupname:" /etc/group | cut -d: -f3)"</text:p>
      <text:p text:style-name="P1"/>
      <text:p text:style-name="P1"># get the list of users in group and separate them by newline</text:p>
      <text:p text:style-name="P1">list="$(grep "^$groupname:" /etc/group | cut -d: -f4 | sed 's/,/\n/g')"</text:p>
      <text:p text:style-name="P1"/>
      <text:p text:style-name="P1"># check if CRN is valid</text:p>
      <text:p text:style-name="P1">if [ -z "$list" ]</text:p>
      <text:p text:style-name="P1">then</text:p>
      <text:p text:style-name="P1"><text:s text:c="4"/>if [ "$quietopt" = FALSE ]</text:p>
      <text:p text:style-name="P1"><text:s text:c="4"/>then</text:p>
      <text:p text:style-name="P1"><text:s text:c="8"/>echo "CRN:$CRN not found" &gt;&amp;2</text:p>
      <text:p text:style-name="P1"><text:s text:c="8"/>echo "Usage: maillist [-q] CRN" &gt;&amp;2</text:p>
      <text:p text:style-name="P1"><text:s text:c="4"/>fi</text:p>
      <text:p text:style-name="P1"><text:s text:c="4"/>exit 3</text:p>
      <text:p text:style-name="P1">fi</text:p>
      <text:p text:style-name="P1"/>
      <text:p text:style-name="P1"># remove previous email list</text:p>
      <text:p text:style-name="P1">if [ -f "$CRN" ]</text:p>
      <text:p text:style-name="P1">then</text:p>
      <text:p text:style-name="P1"><text:s text:c="4"/># check if previous email list is writable</text:p>
      <text:p text:style-name="P1"><text:s text:c="4"/>if [ ! -w ./ ]</text:p>
      <text:p text:style-name="P1"><text:s text:c="4"/>then</text:p>
      <text:p text:style-name="P1"><text:s text:c="8"/>if [ "$quietopt" = FALSE ]</text:p>
      <text:p text:style-name="P1"><text:s text:c="8"/>then</text:p>
      <text:p text:style-name="P1"><text:s text:c="12"/>echo "file $CRN is not writable: Directory Permission Denied" &gt;&amp;2</text:p>
      <text:p text:style-name="P1"><text:s text:c="8"/>fi</text:p>
      <text:p text:style-name="P1"><text:s text:c="8"/>exit 4</text:p>
      <text:p text:style-name="P1"><text:s text:c="4"/>fi</text:p>
      <text:p text:style-name="P1"><text:s text:c="4"/>rm "$CRN"</text:p>
      <text:p text:style-name="P1">fi</text:p>
      <text:p text:style-name="P1"/>
      <text:p text:style-name="P1"># check if current directory is writable before creating new email list</text:p>
      <text:p text:style-name="P1">if [ ! -w ./ ]</text:p>
      <text:p text:style-name="P1">then</text:p>
      <text:p text:style-name="P1"><text:s text:c="4"/>if [ "$quietopt" = FALSE ]</text:p>
      <text:p text:style-name="P1"><text:s text:c="4"/>then</text:p>
      <text:p text:style-name="P1"><text:s text:c="8"/>echo "file $CRN is not writable: Directory Permission Denied" &gt;&amp;2</text:p>
      <text:p text:style-name="P1"><text:s text:c="4"/>fi</text:p>
      <text:p text:style-name="P1"><text:s text:c="4"/>exit 6</text:p>
      <text:p text:style-name="P1"><text:soft-page-break/>fi</text:p>
      <text:p text:style-name="P1">touch "$CRN"</text:p>
      <text:p text:style-name="P1"/>
      <text:p text:style-name="P1"># count students and faculty, and append corresponding emails</text:p>
      <text:p text:style-name="P1">for person in $list</text:p>
      <text:p text:style-name="P1">do</text:p>
      <text:p text:style-name="P1"><text:s text:c="4"/>if [ -d "/students/$person" ]</text:p>
      <text:p text:style-name="P1"><text:s text:c="4"/>then</text:p>
      <text:p text:style-name="P1"><text:s text:c="8"/>student="$((student + 1))"</text:p>
      <text:p text:style-name="P1"><text:s text:c="8"/>echo "$person@mail.ccsf.edu" &gt;&gt; "$CRN"</text:p>
      <text:p text:style-name="P1"><text:s text:c="4"/>else</text:p>
      <text:p text:style-name="P1"><text:s text:c="8"/>faculty="$((faculty + 1))"</text:p>
      <text:p text:style-name="P1"><text:s text:c="8"/>echo "$person@ccsf.edu" &gt;&gt; "$CRN"</text:p>
      <text:p text:style-name="P1"><text:s text:c="4"/>fi</text:p>
      <text:p text:style-name="P1">done</text:p>
      <text:p text:style-name="P1"/>
      <text:p text:style-name="P1"># sort list of emails</text:p>
      <text:p text:style-name="P1">sort "$CRN" -o "$CRN"</text:p>
      <text:p text:style-name="P1"/>
      <text:p text:style-name="P1"># print out data</text:p>
      <text:p text:style-name="P1">if [ "$quietopt" = FALSE ]</text:p>
      <text:p text:style-name="P1">then</text:p>
      <text:p text:style-name="P1"><text:s text:c="4"/>echo "Number of students: $student"</text:p>
      <text:p text:style-name="P1"><text:s text:c="4"/>echo "Number of faculty: $faculty"</text:p>
      <text:p text:style-name="P1"><text:s text:c="4"/>echo "Group name: $groupname"</text:p>
      <text:p text:style-name="P1"><text:s text:c="4"/>echo "Group id: $groupid"</text:p>
      <text:p text:style-name="P1"><text:s text:c="4"/>cat "$CRN"</text:p>
      <text:p text:style-name="P1"><text:s text:c="4"/>currentdir="$(pwd)"</text:p>
      <text:p text:style-name="P1"><text:s text:c="4"/>echo "Absolute path for mail list: $currentdir/$CRN"</text:p>
      <text:p text:style-name="P1">fi</text:p>
      <text:p text:style-name="P1"/>
      <text:p text:style-name="P1">exit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0:52:30</meta:creation-date>
    <dc:date>2014-02-17T18:32:21</dc:date>
    <meta:editing-duration>P0D</meta:editing-duration>
    <meta:editing-cycles>2</meta:editing-cycles>
    <meta:generator>LibreOffice/3.5$Linux_X86_64 LibreOffice_project/350m1$Build-2</meta:generator>
    <meta:print-date>2014-02-17T18:28:09</meta:print-date>
    <meta:document-statistic meta:table-count="0" meta:image-count="0" meta:object-count="0" meta:page-count="4" meta:paragraph-count="138" meta:word-count="628" meta:character-count="5003" meta:non-whitespace-character-count="2846"/>
  </office:meta>
</office:document-meta>
</file>